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c05b6" officeooo:paragraph-rsid="000e590c"/>
    </style:style>
    <style:style style:name="P2" style:family="paragraph" style:parent-style-name="Standard">
      <style:text-properties officeooo:rsid="000c05b6" officeooo:paragraph-rsid="000fe94f"/>
    </style:style>
    <style:style style:name="P3" style:family="paragraph" style:parent-style-name="Standard">
      <style:text-properties officeooo:rsid="00109e37" officeooo:paragraph-rsid="00109e37"/>
    </style:style>
    <style:style style:name="P4" style:family="paragraph" style:parent-style-name="Standard">
      <style:text-properties officeooo:rsid="001167ea" officeooo:paragraph-rsid="001167ea"/>
    </style:style>
    <style:style style:name="P5" style:family="paragraph" style:parent-style-name="Standard">
      <style:text-properties officeooo:rsid="000fe94f" officeooo:paragraph-rsid="000fe94f"/>
    </style:style>
    <style:style style:name="T1" style:family="text">
      <style:text-properties officeooo:rsid="000e590c"/>
    </style:style>
    <style:style style:name="T2" style:family="text">
      <style:text-properties officeooo:rsid="00109e37"/>
    </style:style>
    <style:style style:name="T3" style:family="text">
      <style:text-properties officeooo:rsid="001167ea"/>
    </style:style>
    <style:style style:name="T4" style:family="text">
      <style:text-properties officeooo:rsid="001193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3">Relocation of an employee</text:span> <text:span text:style-name="T3">permissible without rehabilitation measures.</text:span></text:p>
      <text:p text:style-name="P5">- BAG (Az.: 10 AZR 47/17) 18.10.2017</text:p>
      <text:p text:style-name="P1"/>
      <text:p text:style-name="P4">Six month old video footage taken <text:span text:style-name="T4">at the worksite may be used as proof of employee-theft; The GDPR has no bearing.</text:span></text:p>
      <text:p text:style-name="P1">- BAG (<text:span text:style-name="T2">Az.: </text:span>2 AZR 133/18) <text:span text:style-name="T1">23.08.0218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1:47:02.631008809</meta:creation-date>
    <dc:date>2018-09-18T10:02:19.696705328</dc:date>
    <meta:editing-duration>PT21M11S</meta:editing-duration>
    <meta:editing-cycles>6</meta:editing-cycles>
    <meta:generator>LibreOffice/6.1.0.3$Linux_X86_64 LibreOffice_project/10$Build-3</meta:generator>
    <meta:document-statistic meta:table-count="0" meta:image-count="0" meta:object-count="0" meta:page-count="1" meta:paragraph-count="4" meta:word-count="43" meta:character-count="256" meta:non-whitespace-character-count="217"/>
  </office:meta>
</office:document-meta>
</file>